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shed <text:date style:data-style-name="N34" text:date-value="2020-06-16T19:33:58.125000265" text:fixed="true">June</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ití Navigátoru<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Input line"/><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Functions deck"/><text:alphabetical-index-mark text:string-value="Functions deck"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epneme na tlačítko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